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f2fe" officeooo:paragraph-rsid="001bf2fe"/>
    </style:style>
    <style:style style:name="T1" style:family="text">
      <style:text-properties officeooo:rsid="0020d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F</text:span>irst pilot: 20 participants (11 participants lost RDK data, only 9 participants survived)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5T20:07:23.162988304</meta:creation-date>
    <meta:generator>LibreOffice/7.1.3.2$MacOSX_X86_64 LibreOffice_project/47f78053abe362b9384784d31a6e56f8511eb1c1</meta:generator>
    <dc:date>2021-05-25T20:16:38.907978121</dc:date>
    <meta:editing-duration>PT8M2S</meta:editing-duration>
    <meta:editing-cycles>4</meta:editing-cycles>
    <meta:document-statistic meta:table-count="0" meta:image-count="0" meta:object-count="0" meta:page-count="1" meta:paragraph-count="1" meta:word-count="13" meta:character-count="91" meta:non-whitespace-character-count="79"/>
  </office:meta>
</office:document-meta>
</file>